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659e" officeooo:paragraph-rsid="001e65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0]neutron :qu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1T09:30:29.207483747</meta:creation-date>
    <dc:date>2017-04-21T09:31:05.121982218</dc:date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6" meta:non-whitespace-character-count="15"/>
    <meta:generator>LibreOffice/4.2.8.2$Linux_X86_64 LibreOffice_project/420m0$Build-2</meta:generator>
  </office:meta>
</office:document-meta>
</file>